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477" officeooo:paragraph-rsid="000ef477"/>
    </style:style>
    <style:style style:name="P2" style:family="paragraph" style:parent-style-name="Standard" style:list-style-name="L1">
      <style:text-properties officeooo:rsid="000ef477" officeooo:paragraph-rsid="000ef477"/>
    </style:style>
    <style:style style:name="P3" style:family="paragraph" style:parent-style-name="Standard" style:list-style-name="L2">
      <style:text-properties officeooo:rsid="000ef477" officeooo:paragraph-rsid="000ef477"/>
    </style:style>
    <style:style style:name="P4" style:family="paragraph" style:parent-style-name="Standard" style:list-style-name="L3">
      <style:text-properties officeooo:rsid="000ef477" officeooo:paragraph-rsid="000ef477"/>
    </style:style>
    <style:style style:name="P5" style:family="paragraph" style:parent-style-name="Standard" style:list-style-name="L4">
      <style:text-properties officeooo:rsid="000ef477" officeooo:paragraph-rsid="000ef477"/>
    </style:style>
    <style:style style:name="P6" style:family="paragraph" style:parent-style-name="Standard" style:list-style-name="L5">
      <style:text-properties officeooo:rsid="000ef477" officeooo:paragraph-rsid="000ef477"/>
    </style:style>
    <style:style style:name="P7" style:family="paragraph" style:parent-style-name="Standard" style:list-style-name="L6">
      <style:text-properties officeooo:rsid="000ef477" officeooo:paragraph-rsid="000ef477"/>
    </style:style>
    <style:style style:name="P8" style:family="paragraph" style:parent-style-name="Standard">
      <style:text-properties officeooo:rsid="000ef477" officeooo:paragraph-rsid="000ef477"/>
    </style:style>
    <style:style style:name="P9" style:family="paragraph" style:parent-style-name="Standard" style:list-style-name="L8">
      <style:text-properties officeooo:rsid="000ef477" officeooo:paragraph-rsid="000ef477"/>
    </style:style>
    <style:style style:name="P10" style:family="paragraph" style:parent-style-name="Standard" style:list-style-name="L13">
      <style:text-properties officeooo:rsid="000ef477" officeooo:paragraph-rsid="000ef477"/>
    </style:style>
    <style:style style:name="P11" style:family="paragraph" style:parent-style-name="Standard" style:list-style-name="L15">
      <style:text-properties officeooo:rsid="000ef477" officeooo:paragraph-rsid="000ef477"/>
    </style:style>
    <style:style style:name="P12" style:family="paragraph" style:parent-style-name="Standard" style:list-style-name="L16">
      <style:text-properties officeooo:rsid="000ef477" officeooo:paragraph-rsid="000ef477"/>
    </style:style>
    <style:style style:name="P13" style:family="paragraph" style:parent-style-name="Standard" style:list-style-name="L17">
      <style:text-properties officeooo:rsid="000ef477" officeooo:paragraph-rsid="000ef477"/>
    </style:style>
    <style:style style:name="P14" style:family="paragraph" style:parent-style-name="Standard">
      <style:text-properties officeooo:rsid="0011582a" officeooo:paragraph-rsid="0011582a"/>
    </style:style>
    <style:style style:name="P15" style:family="paragraph" style:parent-style-name="Standard" style:list-style-name="L7">
      <style:text-properties officeooo:rsid="0011582a" officeooo:paragraph-rsid="0011582a"/>
    </style:style>
    <style:style style:name="P16" style:family="paragraph" style:parent-style-name="Standard">
      <style:paragraph-properties fo:text-align="end" style:justify-single-word="false"/>
      <style:text-properties officeooo:rsid="0011582a" officeooo:paragraph-rsid="0011582a"/>
    </style:style>
    <style:style style:name="P17" style:family="paragraph" style:parent-style-name="Standard" style:list-style-name="L9">
      <style:text-properties officeooo:rsid="0011582a" officeooo:paragraph-rsid="0011582a"/>
    </style:style>
    <style:style style:name="P18" style:family="paragraph" style:parent-style-name="Standard" style:list-style-name="L10">
      <style:text-properties officeooo:paragraph-rsid="000ef477"/>
    </style:style>
    <style:style style:name="P19" style:family="paragraph" style:parent-style-name="Standard" style:list-style-name="L11">
      <style:text-properties officeooo:paragraph-rsid="000ef477"/>
    </style:style>
    <style:style style:name="P20" style:family="paragraph" style:parent-style-name="Standard" style:list-style-name="L12">
      <style:text-properties officeooo:paragraph-rsid="000ef477"/>
    </style:style>
    <style:style style:name="P21" style:family="paragraph" style:parent-style-name="Standard" style:list-style-name="L14">
      <style:text-properties officeooo:paragraph-rsid="000ef477"/>
    </style:style>
    <style:style style:name="P2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officeooo:rsid="000ef477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links:</text:p>
      <text:p text:style-name="P1">Documentation</text:p>
      <text:list xml:id="list1736286021" text:style-name="L1">
        <text:list-item>
          <text:p text:style-name="P2"><text:a xlink:type="simple" xlink:href="https://www.crummy.com/software/BeautifulSoup/bs4/doc/#attrs" text:style-name="Internet_20_link" text:visited-style-name="Visited_20_Internet_20_Link">https://www.crummy.com/software/BeautifulSoup/bs4/doc/#attrs</text:a></text:p>
        </text:list-item>
      </text:list>
      <text:p text:style-name="P1">python dict</text:p>
      <text:list xml:id="list2965470233" text:style-name="L2">
        <text:list-item>
          <text:p text:style-name="P3"><text:a xlink:type="simple" xlink:href="https://www.w3schools.com/python/python_dictionaries.asp" text:style-name="Internet_20_link" text:visited-style-name="Visited_20_Internet_20_Link">https://www.w3schools.com/python/python_dictionaries.asp</text:a></text:p>
        </text:list-item>
        <text:list-item>
          <text:p text:style-name="P3"><text:a xlink:type="simple" xlink:href="https://docs.python.org/3/tutorial/datastructures.html" text:style-name="Internet_20_link" text:visited-style-name="Visited_20_Internet_20_Link">https://docs.python.org/3/tutorial/datastructures.html</text:a></text:p>
        </text:list-item>
        <text:list-item>
          <text:p text:style-name="P3"><text:a xlink:type="simple" xlink:href="https://www.geeksforgeeks.org/python-dictionary/" text:style-name="Internet_20_link" text:visited-style-name="Visited_20_Internet_20_Link">https://www.geeksforgeeks.org/python-dictionary/</text:a></text:p>
        </text:list-item>
      </text:list>
      <text:p text:style-name="P1">python list</text:p>
      <text:list xml:id="list33546026097139" text:continue-numbering="true" text:style-name="L2">
        <text:list-item>
          <text:p text:style-name="P3"><text:a xlink:type="simple" xlink:href="https://developers.google.com/edu/python/lists" text:style-name="Internet_20_link" text:visited-style-name="Visited_20_Internet_20_Link">https://developers.google.com/edu/python/lists</text:a></text:p>
        </text:list-item>
      </text:list>
      <text:p text:style-name="P1">sys.args python</text:p>
      <text:list xml:id="list2098343788" text:style-name="L3">
        <text:list-item>
          <text:p text:style-name="P4"><text:a xlink:type="simple" xlink:href="https://www.geeksforgeeks.org/how-to-use-sys-argv-in-python/" text:style-name="Internet_20_link" text:visited-style-name="Visited_20_Internet_20_Link">https://www.geeksforgeeks.org/how-to-use-sys-argv-in-python/</text:a></text:p>
        </text:list-item>
        <text:list-item>
          <text:p text:style-name="P4"><text:a xlink:type="simple" xlink:href="https://www.knowledgehut.com/blog/programming/sys-argv-python-examples" text:style-name="Internet_20_link" text:visited-style-name="Visited_20_Internet_20_Link">https://www.knowledgehut.com/blog/programming/sys-argv-python-examples</text:a></text:p>
        </text:list-item>
        <text:list-item>
          <text:p text:style-name="P4"><text:a xlink:type="simple" xlink:href="https://www.knowledgehut.com/blog/programming/self-variabe-python-examples" text:style-name="Internet_20_link" text:visited-style-name="Visited_20_Internet_20_Link">https://www.knowledgehut.com/blog/programming/self-variabe-python-examples</text:a></text:p>
        </text:list-item>
        <text:list-item>
          <text:p text:style-name="P4"><text:a xlink:type="simple" xlink:href="https://docs.python.org/3/library/sys.html" text:style-name="Internet_20_link" text:visited-style-name="Visited_20_Internet_20_Link">https://docs.python.org/3/library/sys.html</text:a></text:p>
        </text:list-item>
        <text:list-item>
          <text:p text:style-name="P4"><text:a xlink:type="simple" xlink:href="https://linuxhint.com/python-sys-argv/" text:style-name="Internet_20_link" text:visited-style-name="Visited_20_Internet_20_Link">https://linuxhint.com/python-sys-argv/</text:a></text:p>
        </text:list-item>
      </text:list>
      <text:p text:style-name="P1"><office:annotation office:name="__Annotation__4874_3287677083" loext:resolved="false"><dc:creator>Unknown Author</dc:creator><dc:date>2022-10-28T13:36:16.448000000</dc:date><text:p text:style-name="P22"><text:span text:style-name="T3">Click is a Python package for creating beautiful command line interfaces in a composable way with as little code as necessary.</text:span></text:p></office:annotation>Python Click Library<office:annotation-end office:name="__Annotation__4874_3287677083"/></text:p>
      <text:list xml:id="list33545823027595" text:continue-numbering="true" text:style-name="L3">
        <text:list-item>
          <text:p text:style-name="P4"><text:a xlink:type="simple" xlink:href="https://click.palletsprojects.com/en/8.1.x/" text:style-name="Internet_20_link" text:visited-style-name="Visited_20_Internet_20_Link">https://click.palletsprojects.com/en/8.1.x/</text:a></text:p>
        </text:list-item>
      </text:list>
      <text:p text:style-name="P1">beautifulsoup gather all id from this tag type</text:p>
      <text:list xml:id="list3646485745" text:style-name="L4">
        <text:list-item>
          <text:p text:style-name="P5"><text:a xlink:type="simple" xlink:href="https://stackoverflow.com/questions/24962673/beautiful-soup-getting-tag-id" text:style-name="Internet_20_link" text:visited-style-name="Visited_20_Internet_20_Link">https://stackoverflow.com/questions/24962673/beautiful-soup-getting-tag-id</text:a></text:p>
        </text:list-item>
      </text:list>
      <text:p text:style-name="P1">what is a python <text:span text:style-name="T1">constructor</text:span></text:p>
      <text:list xml:id="list1366916076" text:style-name="L5">
        <text:list-item>
          <text:p text:style-name="P6"><text:a xlink:type="simple" xlink:href="https://www.scaler.com/topics/constructor-in-python/" text:style-name="Internet_20_link" text:visited-style-name="Visited_20_Internet_20_Link">https://www.scaler.com/topics/constructor-in-python/</text:a></text:p>
        </text:list-item>
        <text:list-item>
          <text:p text:style-name="P6"><text:a xlink:type="simple" xlink:href="https://stackoverflow.com/questions/2136267/beautiful-soup-and-extracting-a-div-and-its-contents-by-id" text:style-name="Internet_20_link" text:visited-style-name="Visited_20_Internet_20_Link">https://stackoverflow.com/questions/2136267/beautiful-soup-and-extracting-a-div-and-its-contents-by-id</text:a></text:p>
        </text:list-item>
      </text:list>
      <text:p text:style-name="P1"><text:a xlink:type="simple" xlink:href="https://stackoverflow.com/questions/67065015/beautifulsoup-only-finds-first-element-in-class" text:style-name="Internet_20_link" text:visited-style-name="Visited_20_Internet_20_Link">https://stackoverflow.com/questions/67065015/beautifulsoup-only-finds-first-element-in-class</text:a></text:p>
      <text:p text:style-name="P1">requests python library</text:p>
      <text:list xml:id="list1885876221" text:style-name="L6">
        <text:list-item>
          <text:p text:style-name="P7">Requests is a HTTP library for the Python programming language. The goal of the project is to make HTTP requests simpler and more human-friendly. The current version is 2.28.0. Requests is released under the Apache License 2.0. Requests is one of the most popular Python libraries that is not included with Python. <text:a xlink:type="simple" xlink:href="https://en.wikipedia.org/wiki/Requests_(software)" text:style-name="Internet_20_link" text:visited-style-name="Visited_20_Internet_20_Link">Wikipedia</text:a></text:p>
        </text:list-item>
      </text:list>
      <text:p text:style-name="P1"/>
      <text:p text:style-name="P1"><text:a xlink:type="simple" xlink:href="https://youtu.be/gRLHr664tXA" text:style-name="Internet_20_link" text:visited-style-name="Visited_20_Internet_20_Link">Beautiful Soup 4 Tutorial #1 - Web Scraping With Python</text:a></text:p>
      <text:p text:style-name="P1"/>
      <text:p text:style-name="P1">how to specify beautifulsoup to return ID</text:p>
      <text:p text:style-name="P1">using bs4 attrs for each tag</text:p>
      <text:list xml:id="list1148284209" text:style-name="L13">
        <text:list-item>
          <text:p text:style-name="P10"><text:a xlink:type="simple" xlink:href="https://stackoverflow.com/questions/2612548/extracting-an-attribute-value-with-beautifulsoup" text:style-name="Internet_20_link" text:visited-style-name="Visited_20_Internet_20_Link">https://stackoverflow.com/questions/2612548/extracting-an-attribute-value-with-beautifulsoup</text:a></text:p>
        </text:list-item>
        <text:list-item>
          <text:p text:style-name="P10"><text:a xlink:type="simple" xlink:href="https://stackoverflow.com/questions/49554956/attributeerror-nonetype-object-has-no-attribute-attrs" text:style-name="Internet_20_link" text:visited-style-name="Visited_20_Internet_20_Link">https://stackoverflow.com/questions/49554956/attributeerror-nonetype-object-has-no-attribute-attrs</text:a></text:p>
        </text:list-item>
        <text:list-item>
          <text:p text:style-name="P10"><text:a xlink:type="simple" xlink:href="https://wiki.python.org/moin/ForLoop" text:style-name="Internet_20_link" text:visited-style-name="Visited_20_Internet_20_Link">https://wiki.python.org/moin/ForLoop</text:a></text:p>
        </text:list-item>
      </text:list>
      <text:p text:style-name="P1">beautifulsoup and section</text:p>
      <text:list xml:id="list3472159441" text:style-name="L14">
        <text:list-item>
          <text:p text:style-name="P21"><text:a xlink:type="simple" xlink:href="https://www.geeksforgeeks.org/beautifulsoup-parsing-only-section-of-a-document/" text:style-name="Internet_20_link" text:visited-style-name="Visited_20_Internet_20_Link"><text:span text:style-name="T2">https://www.geeksforgeeks.org/beautifulsoup-parsing-only-section-of-a-document/</text:span></text:a></text:p>
        </text:list-item>
      </text:list>
      <text:p text:style-name="P1">beautifulsoup get id</text:p>
      <text:list xml:id="list1501786295" text:style-name="L15">
        <text:list-item>
          <text:p text:style-name="P11"><text:a xlink:type="simple" xlink:href="https://stackoverflow.com/questions/73359053/beautifulsoup-only-retrieves-1st-element" text:style-name="Internet_20_link" text:visited-style-name="Visited_20_Internet_20_Link">https://stackoverflow.com/questions/73359053/beautifulsoup-only-retrieves-1st-element</text:a></text:p>
        </text:list-item>
        <text:list-item>
          <text:p text:style-name="P11"><text:a xlink:type="simple" xlink:href="https://stackoverflow.com/questions/8933863/how-to-find-tags-with-only-certain-attributes-beautifulsoup" text:style-name="Internet_20_link" text:visited-style-name="Visited_20_Internet_20_Link">https://stackoverflow.com/questions/8933863/how-to-find-tags-with-only-certain-attributes-beautifulsoup</text:a></text:p>
        </text:list-item>
      </text:list>
      <text:p text:style-name="P1">error 'method' object is not subscriptable beautifulsoup</text:p>
      <text:p text:style-name="P1">beautifulsoup return only attribute value of tag</text:p>
      <text:list xml:id="list4057122969" text:style-name="L16">
        <text:list-item>
          <text:p text:style-name="P12"><text:a xlink:type="simple" xlink:href="https://www.geeksforgeeks.org/extracting-an-attribute-value-with-beautifulsoup-in-python/" text:style-name="Internet_20_link" text:visited-style-name="Visited_20_Internet_20_Link">https://www.geeksforgeeks.org/extracting-an-attribute-value-with-beautifulsoup-in-python/</text:a></text:p>
        </text:list-item>
        <text:list-item>
          <text:p text:style-name="P12"><text:a xlink:type="simple" xlink:href="https://www.skytowner.com/explore/extracting_attribute_values_in_beautiful_soup" text:style-name="Internet_20_link" text:visited-style-name="Visited_20_Internet_20_Link">https://www.skytowner.com/explore/extracting_attribute_values_in_beautiful_soup</text:a></text:p>
        </text:list-item>
        <text:list-item>
          <text:p text:style-name="P12"><text:a xlink:type="simple" xlink:href="https://linuxpip.org/get-attribute-in-beautifulsoup/" text:style-name="Internet_20_link" text:visited-style-name="Visited_20_Internet_20_Link">https://linuxpip.org/get-attribute-in-beautifulsoup/</text:a></text:p>
        </text:list-item>
        <text:list-item>
          <text:p text:style-name="P12"><text:soft-page-break/><text:a xlink:type="simple" xlink:href="https://stackoverflow.com/questions/2571228/python-beautiful-soup-arguments" text:style-name="Internet_20_link" text:visited-style-name="Visited_20_Internet_20_Link">https://stackoverflow.com/questions/2571228/python-beautiful-soup-arguments</text:a></text:p>
        </text:list-item>
      </text:list>
      <text:p text:style-name="P1">beautifulsoup inside functions</text:p>
      <text:list xml:id="list1602832867" text:style-name="L17">
        <text:list-item>
          <text:p text:style-name="P13"><text:a xlink:type="simple" xlink:href="https://stackoverflow.com/questions/58671008/beautifulsoup-find-function-returns-when-retrieving-text" text:style-name="Internet_20_link" text:visited-style-name="Visited_20_Internet_20_Link">https://stackoverflow.com/questions/58671008/beautifulsoup-find-function-returns-when-retrieving-text</text:a></text:p>
        </text:list-item>
        <text:list-item>
          <text:p text:style-name="P13"><text:a xlink:type="simple" xlink:href="https://stackoverflow.blog/2022/10/27/introducing-the-ask-wizard-your-guide-to-crafting-high-quality-questions/?cb=1" text:style-name="Internet_20_link" text:visited-style-name="Visited_20_Internet_20_Link">https://stackoverflow.blog/2022/10/27/introducing-the-ask-wizard-your-guide-to-crafting-high-quality-questions/?cb=1</text:a></text:p>
        </text:list-item>
      </text:list>
      <text:p text:style-name="P1"/>
      <text:p text:style-name="P1"><text:a xlink:type="simple" xlink:href="https://www.youtube.com/watch?v=Kn06785pkJg&amp;t=26s&amp;ab_channel=codeSTACKr" text:style-name="Internet_20_link" text:visited-style-name="Visited_20_Internet_20_Link">https://www.youtube.com/watch?v=Kn06785pkJg&amp;t=26s&amp;ab_channel=codeSTACKr</text:a></text:p>
      <text:p text:style-name="P1"><text:a xlink:type="simple" xlink:href="https://www.youtube.com/results?search_query=loops+in+python" text:style-name="Internet_20_link" text:visited-style-name="Visited_20_Internet_20_Link">https://www.youtube.com/results?search_query=loops+in+python</text:a></text:p>
      <text:p text:style-name="P1"><text:a xlink:type="simple" xlink:href="https://www.youtube.com/watch?v=94UHCEmprCY&amp;ab_channel=ProgrammingwithMosh" text:style-name="Internet_20_link" text:visited-style-name="Visited_20_Internet_20_Link">https://www.youtube.com/watch?v=94UHCEmprCY&amp;ab_channel=ProgrammingwithMosh</text:a></text:p>
      <text:p text:style-name="P1"><text:a xlink:type="simple" xlink:href="https://www.youtube.com/watch?v=6iF8Xb7Z3wQ&amp;ab_channel=CoreySchafer" text:style-name="Internet_20_link" text:visited-style-name="Visited_20_Internet_20_Link">https://www.youtube.com/watch?v=6iF8Xb7Z3wQ&amp;ab_channel=CoreySchafer</text:a></text:p>
      <text:p text:style-name="P1"/>
      <text:p text:style-name="P1">python script returns file path followed by variable one</text:p>
      <text:p text:style-name="P1">convert to string python</text:p>
      <text:p text:style-name="P1">want to pass beautifulsoup results into variable</text:p>
      <text:list xml:id="list3898149553" text:style-name="L12">
        <text:list-item>
          <text:p text:style-name="P20"><text:a xlink:type="simple" xlink:href="https://www.freecodecamp.org/news/web-scraping-python-tutorial-how-to-scrape-data-from-a-website/" text:style-name="Internet_20_link" text:visited-style-name="Visited_20_Internet_20_Link"><text:span text:style-name="T2">https://www.freecodecamp.org/news/web-scraping-python-tutorial-how-to-scrape-data-from-a-website/</text:span></text:a></text:p>
        </text:list-item>
      </text:list>
      <text:p text:style-name="P1">storing a for loop in a variable python</text:p>
      <text:list xml:id="list3654942122" text:style-name="L11">
        <text:list-item>
          <text:p text:style-name="P19"><text:a xlink:type="simple" xlink:href="https://stackoverflow.com/questions/39366134/how-to-store-values-retrieved-from-a-loop-in-different-variables-in-python" text:style-name="Internet_20_link" text:visited-style-name="Visited_20_Internet_20_Link"><text:span text:style-name="T2">https://stackoverflow.com/questions/39366134/how-to-store-values-retrieved-from-a-loop-in-different-variables-in-python</text:span></text:a></text:p>
        </text:list-item>
      </text:list>
      <text:p text:style-name="P1"/>
      <text:p text:style-name="P1">want to pass beautifulsoup results into variable</text:p>
      <text:list xml:id="list632227639" text:style-name="L10">
        <text:list-item>
          <text:p text:style-name="P18"><text:a xlink:type="simple" xlink:href="https://www.freecodecamp.org/news/web-scraping-python-tutorial-how-to-scrape-data-from-a-website/" text:style-name="Internet_20_link" text:visited-style-name="Visited_20_Internet_20_Link"><text:span text:style-name="T2">https://www.freecodecamp.org/news/web-scraping-python-tutorial-how-to-scrape-data-from-a-website/</text:span></text:a></text:p>
        </text:list-item>
      </text:list>
      <text:p text:style-name="P1">storing a for loop in a variable python</text:p>
      <text:list xml:id="list3525020162" text:style-name="L8">
        <text:list-item>
          <text:p text:style-name="P9"><text:a xlink:type="simple" xlink:href="https://stackoverflow.com/questions/39366134/how-to-store-values-retrieved-from-a-loop-in-different-variables-in-python" text:style-name="Internet_20_link" text:visited-style-name="Visited_20_Internet_20_Link">https://stackoverflow.com/questions/39366134/how-to-store-values-retrieved-from-a-loop-in-different-variables-in-python</text:a></text:p>
        </text:list-item>
        <text:list-item>
          <text:p text:style-name="P9">Create a list before the loop and store x in the list as you iterate:</text:p>
        </text:list-item>
      </text:list>
      <text:p text:style-name="P1"><text:a xlink:type="simple" xlink:href="https://www.w3schools.com/python/python_classes.asp" text:style-name="Internet_20_link" text:visited-style-name="Visited_20_Internet_20_Link">https://www.w3schools.com/python/python_classes.asp</text:a></text:p>
      <text:p text:style-name="P1"><text:a xlink:type="simple" xlink:href="https://www.w3schools.com/python/python_lists.asp" text:style-name="Internet_20_link" text:visited-style-name="Visited_20_Internet_20_Link">https://www.w3schools.com/python/python_lists.asp</text:a></text:p>
      <text:p text:style-name="P1">change to list attribute python</text:p>
      <text:p text:style-name="P1">python list not translating through function python</text:p>
      <text:p text:style-name="P1">invalid syntax python stdin line 1 &amp; &gt;&gt;&gt; &amp;</text:p>
      <text:p text:style-name="P1"><text:a xlink:type="simple" xlink:href="https://realpython.com/invalid-syntax-python/" text:style-name="Internet_20_link" text:visited-style-name="Visited_20_Internet_20_Link">https://realpython.com/invalid-syntax-python/</text:a></text:p>
      <text:p text:style-name="P16">resolved with exit() or ctrl+c or ctrl + z</text:p>
      <text:p text:style-name="P14">beautifulsoup get list of tags</text:p>
      <text:list xml:id="list3060018527" text:style-name="L9">
        <text:list-item>
          <text:p text:style-name="P17"><text:a xlink:type="simple" xlink:href="https://www.plus2net.com/python/bs4-find_all.php" text:style-name="Internet_20_link" text:visited-style-name="Visited_20_Internet_20_Link">https://www.plus2net.com/python/bs4-find_all.php</text:a></text:p>
        </text:list-item>
        <text:list-item>
          <text:p text:style-name="P17"><text:a xlink:type="simple" xlink:href="https://www.geeksforgeeks.org/get-a-list-of-all-the-heading-tags-using-beautifulsoup/" text:style-name="Internet_20_link" text:visited-style-name="Visited_20_Internet_20_Link">https://www.geeksforgeeks.org/get-a-list-of-all-the-heading-tags-using-beautifulsoup/</text:a></text:p>
        </text:list-item>
      </text:list>
      <text:p text:style-name="P14">delete all attributes beautifulsoup</text:p>
      <text:list xml:id="list411535320" text:style-name="L7">
        <text:list-item>
          <text:p text:style-name="P15">**<text:a xlink:type="simple" xlink:href="https://gist.github.com/bradmontgomery/673417/f844892d0ecb4e900b78d7419fe6f0c73184ac6d" text:style-name="Internet_20_link" text:visited-style-name="Visited_20_Internet_20_Link">https://gist.github.com/bradmontgomery/673417/f844892d0ecb4e900b78d7419fe6f0c73184ac6d</text:a></text:p>
          <text:list>
            <text:list-item>
              <text:p text:style-name="P15"><text:a xlink:type="simple" xlink:href="https://peps.python.org/pep-3107/" text:style-name="Internet_20_link" text:visited-style-name="Visited_20_Internet_20_Link">https://peps.python.org/pep-3107/</text:a></text:p>
            </text:list-item>
          </text:list>
        </text:list-item>
        <text:list-item>
          <text:p text:style-name="P15"><text:a xlink:type="simple" xlink:href="https://stackoverflow.com/questions/9044088/beautifulsoup-strip-specified-attributes-but-preserve-the-tag-and-its-contents" text:style-name="Internet_20_link" text:visited-style-name="Visited_20_Internet_20_Link">https://stackoverflow.com/questions/9044088/beautifulsoup-strip-specified-attributes-but-preserve-the-tag-and-its-contents</text:a>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3:32:26.799000000</meta:creation-date>
    <dc:date>2022-10-29T03:35:45.311000000</dc:date>
    <meta:editing-duration>PT6M44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74" meta:word-count="304" meta:character-count="4536" meta:non-whitespace-character-count="4343"/>
  </office:meta>
</office:document-meta>
</file>